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27000003D2A678046E4B367684.png" manifest:media-type="image/png"/>
  <manifest:file-entry manifest:full-path="Pictures/1000000000000627000003D229EA452881002108.png" manifest:media-type="image/png"/>
  <manifest:file-entry manifest:full-path="Pictures/1000000000000627000003D27302624A89729FF7.png" manifest:media-type="image/png"/>
  <manifest:file-entry manifest:full-path="Pictures/1000000000000627000003D2A042F0B8214650BF.png" manifest:media-type="image/png"/>
  <manifest:file-entry manifest:full-path="Pictures/1000000000000627000003D27BCC4FC35D4A040B.png" manifest:media-type="image/png"/>
  <manifest:file-entry manifest:full-path="Pictures/1000000000000627000003D2AF787105CCB606B6.png" manifest:media-type="image/png"/>
  <manifest:file-entry manifest:full-path="Pictures/100000000000073D0000039ADFFC121E3AF707AE.png" manifest:media-type="image/png"/>
  <manifest:file-entry manifest:full-path="Pictures/100000000000073D0000039AEDFD07030FF18F8A.png" manifest:media-type="image/png"/>
  <manifest:file-entry manifest:full-path="Pictures/1000000000000627000003D2672BAD95FFE02F65.png" manifest:media-type="image/png"/>
  <manifest:file-entry manifest:full-path="Pictures/1000000000000627000003D210D3E4F285918F4A.png" manifest:media-type="image/png"/>
  <manifest:file-entry manifest:full-path="Pictures/1000000000000627000003D2B6125A7C0EFCB3DD.png" manifest:media-type="image/png"/>
  <manifest:file-entry manifest:full-path="Pictures/1000000000000627000003D2E258CFCF19E4DE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5cm, 19.178cm, 0cm, 18.79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95cm, 0cm, 14.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3cm, 19.294cm, 0cm, 18.42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gr5" style:family="graphic" style:parent-style-name="standard">
      <style:graphic-properties draw:stroke="none" svg:stroke-color="#000000" draw:fill="none" draw:fill-color="#ffffff" fo:min-height="4.322cm"/>
    </style:style>
    <style:style style:name="gr6" style:family="graphic" style:parent-style-name="standard">
      <style:graphic-properties draw:stroke="none" svg:stroke-color="#000000" draw:fill="none" draw:fill-color="#ffffff" fo:min-height="5.24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588cm, 0cm, 12.6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6cm, 14.732cm, 0cm, 14.614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614cm, 0cm, 15.2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127cm, 0cm, 14.52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595cm, 0cm, 15.02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342cm, 0cm, 15.64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045cm, 0cm, 14.65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028cm, 0cm, 14.39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62cm, 0cm, 15.15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fo:font-size="60pt" style:font-size-asian="28pt" style:font-size-complex="28pt"/>
    </style:style>
    <style:style style:name="T3" style:family="text">
      <style:text-properties style:text-position="-33% 58%" fo:font-size="6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48cm" svg:height="22.104cm" svg:x="1.635cm" svg:y="0.105cm">
          <draw:image xlink:href="Pictures/100000000000073D0000039AEDFD07030FF18F8A.png" xlink:type="simple" xlink:show="embed" xlink:actuate="onLoad">
            <text:p/>
          </draw:image>
        </draw:frame>
        <draw:frame draw:style-name="gr2" draw:text-style-name="P1" draw:layer="layout" svg:width="10.413cm" svg:height="21.182cm" svg:x="27.036cm" svg:y="-0.243cm">
          <draw:image xlink:href="Pictures/1000000000000627000003D2AF787105CCB606B6.png" xlink:type="simple" xlink:show="embed" xlink:actuate="onLoad">
            <text:p/>
          </draw:image>
        </draw:frame>
        <draw:frame draw:style-name="gr3" draw:text-style-name="P1" draw:layer="layout" svg:width="11.303cm" svg:height="22.606cm" svg:x="1.508cm" svg:y="23.733cm">
          <draw:image xlink:href="Pictures/100000000000073D0000039ADFFC121E3AF707AE.png" xlink:type="simple" xlink:show="embed" xlink:actuate="onLoad">
            <text:p/>
          </draw:image>
        </draw:frame>
        <draw:frame draw:style-name="gr4" draw:text-style-name="P3" draw:layer="layout" svg:width="9.017cm" svg:height="3.429cm" svg:x="2.772cm" svg:y="20.677cm">
          <draw:text-box>
            <text:p text:style-name="P2"><text:span text:style-name="T1">SOURCE</text:span></text:p>
          </draw:text-box>
        </draw:frame>
        <draw:frame draw:style-name="gr5" draw:text-style-name="P3" draw:layer="layout" svg:width="9.017cm" svg:height="4.572cm" svg:x="2.778cm" svg:y="45.196cm">
          <draw:text-box>
            <text:p text:style-name="P2"><text:span text:style-name="T1">TARGET</text:span></text:p>
          </draw:text-box>
        </draw:frame>
        <draw:frame draw:style-name="gr4" draw:text-style-name="P4" draw:layer="layout" svg:width="9.017cm" svg:height="3.429cm" svg:x="17.023cm" svg:y="20.304cm">
          <draw:text-box>
            <text:p text:style-name="P2"><text:span text:style-name="T2">t</text:span><text:span text:style-name="T3">1</text:span></text:p>
          </draw:text-box>
        </draw:frame>
        <draw:frame draw:style-name="gr4" draw:text-style-name="P5" draw:layer="layout" svg:width="9.017cm" svg:height="3.429cm" svg:x="28.94cm" svg:y="20.177cm">
          <draw:text-box>
            <text:p text:style-name="P2"><text:span text:style-name="T2">t</text:span><text:span text:style-name="T3">10</text:span></text:p>
          </draw:text-box>
        </draw:frame>
        <draw:frame draw:style-name="gr4" draw:text-style-name="P5" draw:layer="layout" svg:width="9.017cm" svg:height="3.429cm" svg:x="40.71cm" svg:y="20.05cm">
          <draw:text-box>
            <text:p text:style-name="P2"><text:span text:style-name="T2">t</text:span><text:span text:style-name="T3">20</text:span></text:p>
          </draw:text-box>
        </draw:frame>
        <draw:frame draw:style-name="gr6" draw:text-style-name="P5" draw:layer="layout" svg:width="9.017cm" svg:height="5.494cm" svg:x="51.038cm" svg:y="20.017cm">
          <draw:text-box>
            <text:p text:style-name="P2"><text:span text:style-name="T2">t</text:span><text:span text:style-name="T3">30</text:span></text:p>
            <text:p text:style-name="P2"><text:span text:style-name="T2"/></text:p>
          </draw:text-box>
        </draw:frame>
        <draw:frame draw:style-name="gr4" draw:text-style-name="P5" draw:layer="layout" svg:width="9.017cm" svg:height="3.429cm" svg:x="61.452cm" svg:y="20.05cm">
          <draw:text-box>
            <text:p text:style-name="P2"><text:span text:style-name="T2">t</text:span><text:span text:style-name="T3">40</text:span></text:p>
          </draw:text-box>
        </draw:frame>
        <draw:frame draw:style-name="gr7" draw:text-style-name="P1" draw:layer="layout" svg:width="12.318cm" svg:height="20.713cm" svg:x="13.659cm" svg:y="0.141cm">
          <draw:image xlink:href="Pictures/1000000000000627000003D2B6125A7C0EFCB3DD.png" xlink:type="simple" xlink:show="embed" xlink:actuate="onLoad">
            <text:p/>
          </draw:image>
        </draw:frame>
        <draw:frame draw:style-name="gr8" draw:text-style-name="P1" draw:layer="layout" svg:width="10.001cm" svg:height="21.108cm" svg:x="39.186cm" svg:y="-0.423cm">
          <draw:image xlink:href="Pictures/1000000000000627000003D210D3E4F285918F4A.png" xlink:type="simple" xlink:show="embed" xlink:actuate="onLoad">
            <text:p/>
          </draw:image>
        </draw:frame>
        <draw:frame draw:style-name="gr9" draw:text-style-name="P1" draw:layer="layout" svg:width="9.527cm" svg:height="20.871cm" svg:x="50.665cm" svg:y="-0.338cm">
          <draw:image xlink:href="Pictures/1000000000000627000003D2E258CFCF19E4DE85.png" xlink:type="simple" xlink:show="embed" xlink:actuate="onLoad">
            <text:p/>
          </draw:image>
        </draw:frame>
        <draw:frame draw:style-name="gr10" draw:text-style-name="P1" draw:layer="layout" svg:width="10.541cm" svg:height="20.956cm" svg:x="60.309cm" svg:y="-0.144cm">
          <draw:image xlink:href="Pictures/1000000000000627000003D2A042F0B8214650BF.png" xlink:type="simple" xlink:show="embed" xlink:actuate="onLoad">
            <text:p/>
          </draw:image>
        </draw:frame>
        <draw:frame draw:style-name="gr11" draw:text-style-name="P1" draw:layer="layout" svg:width="9.778cm" svg:height="20.998cm" svg:x="16.113cm" svg:y="24.114cm">
          <draw:image xlink:href="Pictures/1000000000000627000003D27302624A89729FF7.png" xlink:type="simple" xlink:show="embed" xlink:actuate="onLoad">
            <text:p/>
          </draw:image>
        </draw:frame>
        <draw:frame draw:style-name="gr12" draw:text-style-name="P1" draw:layer="layout" svg:width="8.806cm" svg:height="21.336cm" svg:x="28.687cm" svg:y="23.987cm">
          <draw:image xlink:href="Pictures/1000000000000627000003D229EA452881002108.png" xlink:type="simple" xlink:show="embed" xlink:actuate="onLoad">
            <text:p/>
          </draw:image>
        </draw:frame>
        <draw:frame draw:style-name="gr13" draw:text-style-name="P1" draw:layer="layout" svg:width="9.866cm" svg:height="21.336cm" svg:x="39.608cm" svg:y="23.86cm">
          <draw:image xlink:href="Pictures/1000000000000627000003D27BCC4FC35D4A040B.png" xlink:type="simple" xlink:show="embed" xlink:actuate="onLoad">
            <text:p/>
          </draw:image>
        </draw:frame>
        <draw:frame draw:style-name="gr14" draw:text-style-name="P1" draw:layer="layout" svg:width="10.032cm" svg:height="21.209cm" svg:x="50.011cm" svg:y="23.987cm">
          <draw:image xlink:href="Pictures/1000000000000627000003D2A678046E4B367684.png" xlink:type="simple" xlink:show="embed" xlink:actuate="onLoad">
            <text:p/>
          </draw:image>
        </draw:frame>
        <draw:frame draw:style-name="gr15" draw:text-style-name="P1" draw:layer="layout" svg:width="9.524cm" svg:height="20.981cm" svg:x="60.637cm" svg:y="23.917cm">
          <draw:image xlink:href="Pictures/1000000000000627000003D2672BAD95FFE02F65.png" xlink:type="simple" xlink:show="embed" xlink:actuate="onLoad">
            <text:p/>
          </draw:image>
        </draw:frame>
        <draw:frame draw:style-name="gr4" draw:text-style-name="P4" draw:layer="layout" svg:width="9.017cm" svg:height="3.429cm" svg:x="16.896cm" svg:y="45.08cm">
          <draw:text-box>
            <text:p text:style-name="P2"><text:span text:style-name="T2">t</text:span><text:span text:style-name="T3">50</text:span></text:p>
          </draw:text-box>
        </draw:frame>
        <draw:frame draw:style-name="gr4" draw:text-style-name="P5" draw:layer="layout" svg:width="9.017cm" svg:height="3.429cm" svg:x="28.813cm" svg:y="45.229cm">
          <draw:text-box>
            <text:p text:style-name="P2"><text:span text:style-name="T2">t</text:span><text:span text:style-name="T3">60</text:span></text:p>
          </draw:text-box>
        </draw:frame>
        <draw:frame draw:style-name="gr4" draw:text-style-name="P5" draw:layer="layout" svg:width="9.017cm" svg:height="3.429cm" svg:x="40.583cm" svg:y="45.102cm">
          <draw:text-box>
            <text:p text:style-name="P2"><text:span text:style-name="T2">t</text:span><text:span text:style-name="T3">70</text:span></text:p>
          </draw:text-box>
        </draw:frame>
        <draw:frame draw:style-name="gr6" draw:text-style-name="P5" draw:layer="layout" svg:width="9.017cm" svg:height="5.494cm" svg:x="50.911cm" svg:y="45.069cm">
          <draw:text-box>
            <text:p text:style-name="P2"><text:span text:style-name="T2">t</text:span><text:span text:style-name="T3">80</text:span></text:p>
            <text:p text:style-name="P2"><text:span text:style-name="T2"/></text:p>
          </draw:text-box>
        </draw:frame>
        <draw:frame draw:style-name="gr4" draw:text-style-name="P5" draw:layer="layout" svg:width="9.017cm" svg:height="3.429cm" svg:x="61.198cm" svg:y="45.069cm">
          <draw:text-box>
            <text:p text:style-name="P2"><text:span text:style-name="T2">t</text:span><text:span text:style-name="T3">9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48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5:25:34.733284558</dc:date>
    <meta:editing-duration>PT40M6S</meta:editing-duration>
    <meta:editing-cycles>19</meta:editing-cycles>
    <meta:generator>LibreOffice/6.0.7.3$Linux_X86_64 LibreOffice_project/00m0$Build-3</meta:generator>
    <meta:document-statistic meta:object-count="24"/>
  </office:meta>
</office:document-meta>
</file>